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4.7931in" table:align="left"/>
    </style:style>
    <style:style style:name="Table1.A" style:family="table-column">
      <style:table-column-properties style:column-width="1.8882in"/>
    </style:style>
    <style:style style:name="Table1.B" style:family="table-column">
      <style:table-column-properties style:column-width="2.904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2.7611in" table:align="left"/>
    </style:style>
    <style:style style:name="Table2.A" style:family="table-column">
      <style:table-column-properties style:column-width="1.5882in"/>
    </style:style>
    <style:style style:name="Table2.B" style:family="table-column">
      <style:table-column-properties style:column-width="1.1729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2.8389in" table:align="left"/>
    </style:style>
    <style:style style:name="Table3.A" style:family="table-column">
      <style:table-column-properties style:column-width="0.9882in"/>
    </style:style>
    <style:style style:name="Table3.B" style:family="table-column">
      <style:table-column-properties style:column-width="1.8507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741in" table:align="left"/>
    </style:style>
    <style:style style:name="Table4.A" style:family="table-column">
      <style:table-column-properties style:column-width="0.8965in"/>
    </style:style>
    <style:style style:name="Table4.B" style:family="table-column">
      <style:table-column-properties style:column-width="0.8444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2.4069in" table:align="left"/>
    </style:style>
    <style:style style:name="Table5.A" style:family="table-column">
      <style:table-column-properties style:column-width="1.4472in"/>
    </style:style>
    <style:style style:name="Table5.B" style:family="table-column">
      <style:table-column-properties style:column-width="0.9597in"/>
    </style:style>
    <style:style style:name="Table5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8"/>
    <style:style style:name="P11" style:family="paragraph" style:parent-style-name="Text_20_body" style:list-style-name="L9"/>
    <style:style style:name="T1" style:family="text">
      <style:text-properties officeooo:rsid="0016c64b"/>
    </style:style>
    <style:style style:name="T2" style:family="text"/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🌱 Spring Core — Complete Notes (Backend-Ready)</text:h>
      <text:h text:style-name="Heading_20_2" text:outline-level="2">1️⃣ What is Spring Core?</text:h>
      <text:p text:style-name="Text_20_body"><text:span text:style-name="Strong_20_Emphasis">Spring Core</text:span> is the <text:span text:style-name="Strong_20_Emphasis">foundation of the Spring Framework</text:span>.</text:p>
      <text:p text:style-name="Text_20_body">At its heart, Spring Core solves <text:span text:style-name="Strong_20_Emphasis">ONE BIG PROBLEM</text:span>:</text:p>
      <text:p text:style-name="Quotations">❌ Tight coupling between objects<text:line-break/>✅ Loose coupling using <text:span text:style-name="Strong_20_Emphasis">IoC + DI</text:span></text:p>
      <text:p text:style-name="Text_20_body">Everything else in Spring (MVC, Boot, Security, Data, Hibernate integration) is built on this.</text:p>
      <text:p text:style-name="Horizontal_20_Line"/>
      <text:h text:style-name="Heading_20_2" text:outline-level="2">2️⃣ Core Principles of Spring</text:h>
      <text:p text:style-name="Text_20_body">Spring Core is built on <text:span text:style-name="Strong_20_Emphasis">4 pillars</text:span>:</text:p>
      <text:list xml:id="list1723273243" text:style-name="L1">
        <text:list-item>
          <text:p text:style-name="P3"><text:span text:style-name="Strong_20_Emphasis">IoC (Inversion of Control)</text:span></text:p>
        </text:list-item>
        <text:list-item>
          <text:p text:style-name="P3"><text:span text:style-name="Strong_20_Emphasis">Dependency Injection (DI)</text:span></text:p>
        </text:list-item>
        <text:list-item>
          <text:p text:style-name="P3"><text:span text:style-name="Strong_20_Emphasis">Beans</text:span></text:p>
        </text:list-item>
        <text:list-item>
          <text:p text:style-name="P3"><text:span text:style-name="Strong_20_Emphasis">Container</text:span></text:p>
        </text:list-item>
      </text:list>
      <text:p text:style-name="Text_20_body">If you master these → Spring becomes EASY.</text:p>
      <text:p text:style-name="Horizontal_20_Line"/>
      <text:h text:style-name="Heading_20_2" text:outline-level="2">3️⃣ Inversion of Control (IoC)</text:h>
      <text:h text:style-name="Heading_20_3" text:outline-level="3">❌ Traditional Java (Problem)</text:h>
      <text:p text:style-name="P1"><text:span text:style-name="Source_20_Text">class OrderService {</text:span></text:p>
      <text:p text:style-name="P1"><text:span text:style-name="Source_20_Text"><text:s text:c="4"/>private PaymentService paymentService = new PaymentService();</text:span></text:p>
      <text:p text:style-name="P2"><text:span text:style-name="Source_20_Text">}</text:span></text:p>
      <text:p text:style-name="Text_20_body">Issues:</text:p>
      <text:list xml:id="list3914708494" text:style-name="L2">
        <text:list-item>
          <text:p text:style-name="P4">Tight coupling</text:p>
        </text:list-item>
        <text:list-item>
          <text:p text:style-name="P4">Hard to test</text:p>
        </text:list-item>
        <text:list-item>
          <text:p text:style-name="P4">Hard to replace implementation</text:p>
        </text:list-item>
      </text:list>
      <text:p text:style-name="Horizontal_20_Line"/>
      <text:h text:style-name="Heading_20_3" text:outline-level="3"><text:soft-page-break/></text:h>
      <text:h text:style-name="Heading_20_3" text:outline-level="3">✅ Spring Way (IoC)</text:h>
      <text:p text:style-name="P1"><text:span text:style-name="Source_20_Text">class OrderService {</text:span></text:p>
      <text:p text:style-name="P1"><text:span text:style-name="Source_20_Text"><text:s text:c="4"/>private PaymentService paymentService;</text:span></text:p>
      <text:p text:style-name="P2"><text:span text:style-name="Source_20_Text">}</text:span></text:p>
      <text:p text:style-name="Text_20_body">Spring says:</text:p>
      <text:p text:style-name="Quotations">“Don’t create objects yourself.<text:line-break/>I’ll create them and give them to you.”</text:p>
      <text:p text:style-name="Text_20_body">That’s <text:span text:style-name="Strong_20_Emphasis">Inversion of Control</text:span>.</text:p>
      <text:p text:style-name="Horizontal_20_Line"/>
      <text:h text:style-name="Heading_20_2" text:outline-level="2">4️⃣ Dependency Injection (DI)</text:h>
      <text:p text:style-name="Text_20_body">DI = <text:span text:style-name="Strong_20_Emphasis">How Spring gives objects to your class</text:span></text:p>
      <text:h text:style-name="Heading_20_3" text:outline-level="3">Types of DI</text:h>
      <text:h text:style-name="Heading_20_4" text:outline-level="4">1️⃣ Constructor Injection (BEST PRACTICE ✅)</text:h>
      <text:p text:style-name="P1"><text:span text:style-name="Source_20_Text">@Service</text:span></text:p>
      <text:p text:style-name="P1"><text:span text:style-name="Source_20_Text">class OrderService {</text:span></text:p>
      <text:p text:style-name="P1"><text:span text:style-name="Source_20_Text"><text:s text:c="4"/>private final PaymentService paymentService;</text:span></text:p>
      <text:p text:style-name="P1"/>
      <text:p text:style-name="P1"><text:span text:style-name="Source_20_Text"><text:s text:c="4"/>public OrderService(PaymentService paymentService) {</text:span></text:p>
      <text:p text:style-name="P1"><text:span text:style-name="Source_20_Text"><text:s text:c="8"/>this.paymentService = paymentService;</text:span></text:p>
      <text:p text:style-name="P1"><text:span text:style-name="Source_20_Text"><text:s text:c="4"/>}</text:span></text:p>
      <text:p text:style-name="P2"><text:span text:style-name="Source_20_Text">}</text:span></text:p>
      <text:p text:style-name="Text_20_body">✔ Immutable<text:line-break/>✔ Testable<text:line-break/>✔ Recommended by Spring team</text:p>
      <text:p text:style-name="Horizontal_20_Line"/>
      <text:h text:style-name="Heading_20_4" text:outline-level="4">2️⃣ Setter Injection</text:h>
      <text:p text:style-name="P1"><text:span text:style-name="Source_20_Text">@Autowired</text:span></text:p>
      <text:p text:style-name="P1"><text:span text:style-name="Source_20_Text">public void setPaymentService(PaymentService ps) {</text:span></text:p>
      <text:p text:style-name="P1"><text:span text:style-name="Source_20_Text"><text:s text:c="4"/>this.paymentService = ps;</text:span></text:p>
      <text:p text:style-name="P2"><text:span text:style-name="Source_20_Text">}</text:span></text:p>
      <text:p text:style-name="Text_20_body">⚠️ Optional dependencies only</text:p>
      <text:p text:style-name="Horizontal_20_Line"/>
      <text:h text:style-name="Heading_20_4" text:outline-level="4">3️⃣ Field Injection ❌</text:h>
      <text:p text:style-name="P1"><text:span text:style-name="Source_20_Text">@Autowired</text:span></text:p>
      <text:p text:style-name="P2"><text:span text:style-name="Source_20_Text">private PaymentService paymentService;</text:span></text:p>
      <text:p text:style-name="Text_20_body">❌ Not test-friendly<text:line-break/>❌ Avoid in real projects</text:p>
      <text:p text:style-name="Horizontal_20_Line"><text:soft-page-break/></text:p>
      <text:h text:style-name="Heading_20_2" text:outline-level="2">5️⃣ Spring Container</text:h>
      <text:p text:style-name="Text_20_body">Spring Container = <text:span text:style-name="Strong_20_Emphasis">Brain of Spring</text:span></text:p>
      <text:p text:style-name="Text_20_body">Responsibilities:</text:p>
      <text:list xml:id="list1919566717" text:style-name="L3">
        <text:list-item>
          <text:p text:style-name="P5">Create objects</text:p>
        </text:list-item>
        <text:list-item>
          <text:p text:style-name="P5">Inject dependencies</text:p>
        </text:list-item>
        <text:list-item>
          <text:p text:style-name="P5">Manage lifecycle</text:p>
        </text:list-item>
        <text:list-item>
          <text:p text:style-name="P5">Destroy objects</text:p>
        </text:list-item>
      </text:list>
      <text:h text:style-name="Heading_20_3" text:outline-level="3">Types of Containers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Container</text:p>
            </table:table-cell>
            <table:table-cell table:style-name="Table1.A1" office:value-type="string">
              <text:p text:style-name="Table_20_Heading">Usage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ource_20_Text">BeanFactory</text:span></text:p>
          </table:table-cell>
          <table:table-cell table:style-name="Table1.A1" office:value-type="string">
            <text:p text:style-name="Table_20_Contents">Basic, lazy</text:p>
          </table:table-cell>
        </table:table-row>
        <table:table-row>
          <table:table-cell table:style-name="Table1.A1" office:value-type="string">
            <text:p text:style-name="Table_20_Contents"><text:span text:style-name="Source_20_Text">ApplicationContext</text:span></text:p>
          </table:table-cell>
          <table:table-cell table:style-name="Table1.A1" office:value-type="string">
            <text:p text:style-name="Table_20_Contents">Advanced (USED IN REAL PROJECTS)</text:p>
          </table:table-cell>
        </table:table-row>
      </table:table>
      <text:p text:style-name="Horizontal_20_Line"/>
      <text:h text:style-name="Heading_20_2" text:outline-level="2">6️⃣ ApplicationContext (VERY IMPORTANT)</text:h>
      <text:p text:style-name="Text_20_body"><text:span text:style-name="Source_20_Text">ApplicationContext</text:span> adds:</text:p>
      <text:list xml:id="list3426002418" text:style-name="L4">
        <text:list-item>
          <text:p text:style-name="P6">AOP support</text:p>
        </text:list-item>
        <text:list-item>
          <text:p text:style-name="P6">Event handling</text:p>
        </text:list-item>
        <text:list-item>
          <text:p text:style-name="P6">Internationalization</text:p>
        </text:list-item>
        <text:list-item>
          <text:p text:style-name="P6">Bean lifecycle callbacks</text:p>
        </text:list-item>
      </text:list>
      <text:p text:style-name="Text_20_body">Spring Boot internally uses:</text:p>
      <text:p text:style-name="P2"><text:span text:style-name="Source_20_Text">AnnotationConfigApplicationContext</text:span></text:p>
      <text:p text:style-name="Horizontal_20_Line"/>
      <text:h text:style-name="Heading_20_2" text:outline-level="2">7️⃣ What is a Bean?</text:h>
      <text:p text:style-name="Text_20_body">A <text:span text:style-name="Strong_20_Emphasis">Bean</text:span> is:</text:p>
      <text:p text:style-name="Quotations">Any object managed by Spring Container</text:p>
      <text:p text:style-name="Text_20_body">📌 If Spring creates it → it’s a Bean<text:line-break/>📌 If you create it using <text:span text:style-name="Source_20_Text">new</text:span> → NOT a Bean</text:p>
      <text:p text:style-name="Horizontal_20_Line"/>
      <text:h text:style-name="Heading_20_2" text:outline-level="2"><text:soft-page-break/>8️⃣ Bean Creation Ways</text:h>
      <text:h text:style-name="Heading_20_3" text:outline-level="3">1️⃣ Using Annotations (MODERN WAY ✅)</text:h>
      <text:p text:style-name="P1"><text:span text:style-name="Source_20_Text">@Component</text:span></text:p>
      <text:p text:style-name="P2"><text:span text:style-name="Source_20_Text">class EmailService {}</text:span></text:p>
      <text:h text:style-name="Heading_20_3" text:outline-level="3">2️⃣ Using @Bean</text:h>
      <text:p text:style-name="P1"><text:span text:style-name="Source_20_Text">@Configuration</text:span></text:p>
      <text:p text:style-name="P1"><text:span text:style-name="Source_20_Text">class AppConfig {</text:span></text:p>
      <text:p text:style-name="P1"/>
      <text:p text:style-name="P1"><text:span text:style-name="Source_20_Text"><text:s text:c="4"/>@Bean</text:span></text:p>
      <text:p text:style-name="P1"><text:span text:style-name="Source_20_Text"><text:s text:c="4"/>public EmailService emailService() {</text:span></text:p>
      <text:p text:style-name="P1"><text:span text:style-name="Source_20_Text"><text:s text:c="8"/>return new EmailService();</text:span></text:p>
      <text:p text:style-name="P1"><text:span text:style-name="Source_20_Text"><text:s text:c="4"/>}</text:span></text:p>
      <text:p text:style-name="P2"><text:span text:style-name="Source_20_Text">}</text:span></text:p>
      <text:p text:style-name="Horizontal_20_Line"/>
      <text:h text:style-name="Heading_20_2" text:outline-level="2">9️⃣ Stereotype Annotations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Annotation</text:p>
            </table:table-cell>
            <table:table-cell table:style-name="Table2.A1" office:value-type="string">
              <text:p text:style-name="Table_20_Heading">Purpose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ource_20_Text">@Component</text:span></text:p>
          </table:table-cell>
          <table:table-cell table:style-name="Table2.A1" office:value-type="string">
            <text:p text:style-name="Table_20_Contents">Generic</text:p>
          </table:table-cell>
        </table:table-row>
        <table:table-row>
          <table:table-cell table:style-name="Table2.A1" office:value-type="string">
            <text:p text:style-name="Table_20_Contents"><text:span text:style-name="Source_20_Text">@Service</text:span></text:p>
          </table:table-cell>
          <table:table-cell table:style-name="Table2.A1" office:value-type="string">
            <text:p text:style-name="Table_20_Contents">Business logic</text:p>
          </table:table-cell>
        </table:table-row>
        <table:table-row>
          <table:table-cell table:style-name="Table2.A1" office:value-type="string">
            <text:p text:style-name="Table_20_Contents"><text:span text:style-name="Source_20_Text">@Repository</text:span></text:p>
          </table:table-cell>
          <table:table-cell table:style-name="Table2.A1" office:value-type="string">
            <text:p text:style-name="Table_20_Contents">DB lay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@Controller</text:span></text:p>
          </table:table-cell>
          <table:table-cell table:style-name="Table2.A1" office:value-type="string">
            <text:p text:style-name="Table_20_Contents">MVC controller</text:p>
          </table:table-cell>
        </table:table-row>
        <table:table-row>
          <table:table-cell table:style-name="Table2.A1" office:value-type="string">
            <text:p text:style-name="Table_20_Contents"><text:span text:style-name="Source_20_Text">@RestController</text:span></text:p>
          </table:table-cell>
          <table:table-cell table:style-name="Table2.A1" office:value-type="string">
            <text:p text:style-name="Table_20_Contents">REST APIs</text:p>
          </table:table-cell>
        </table:table-row>
      </table:table>
      <text:p text:style-name="Text_20_body">👉 All are internally <text:span text:style-name="Source_20_Text">@Component</text:span></text:p>
      <text:p text:style-name="Horizontal_20_Line"/>
      <text:h text:style-name="Heading_20_2" text:outline-level="2">🔟 Component Scanning</text:h>
      <text:p text:style-name="Text_20_body">Spring scans packages to find beans.</text:p>
      <text:p text:style-name="P2"><text:span text:style-name="Source_20_Text">@ComponentScan("com.acme")</text:span></text:p>
      <text:p text:style-name="Text_20_body">Spring Boot does this automatically from the <text:span text:style-name="Strong_20_Emphasis">main class package downward</text:span>.</text:p>
      <text:p text:style-name="Horizontal_20_Line"/>
      <text:h text:style-name="Heading_20_2" text:outline-level="2">1️⃣1️⃣ Bean Scopes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Scope</text:p>
            </table:table-cell>
            <table:table-cell table:style-name="Table3.A1" office:value-type="string">
              <text:p text:style-name="Table_20_Heading">Meaning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ource_20_Text">singleton</text:span></text:p>
          </table:table-cell>
          <table:table-cell table:style-name="Table3.A1" office:value-type="string">
            <text:p text:style-name="Table_20_Contents">One instance (DEFAULT)</text:p>
          </table:table-cell>
        </table:table-row>
        <table:table-row>
          <table:table-cell table:style-name="Table3.A1" office:value-type="string">
            <text:p text:style-name="Table_20_Contents"><text:span text:style-name="Source_20_Text">prototype</text:span></text:p>
          </table:table-cell>
          <table:table-cell table:style-name="Table3.A1" office:value-type="string">
            <text:p text:style-name="Table_20_Contents">New instance every time</text:p>
          </table:table-cell>
        </table:table-row>
        <table:table-row>
          <table:table-cell table:style-name="Table3.A1" office:value-type="string">
            <text:p text:style-name="Table_20_Contents"><text:span text:style-name="Source_20_Text">request</text:span></text:p>
          </table:table-cell>
          <table:table-cell table:style-name="Table3.A1" office:value-type="string">
            <text:p text:style-name="Table_20_Contents">Per HTTP request</text:p>
          </table:table-cell>
        </table:table-row>
        <table:table-row>
          <table:table-cell table:style-name="Table3.A1" office:value-type="string">
            <text:p text:style-name="Table_20_Contents"><text:span text:style-name="Source_20_Text">session</text:span></text:p>
          </table:table-cell>
          <table:table-cell table:style-name="Table3.A1" office:value-type="string">
            <text:p text:style-name="Table_20_Contents">Per HTTP session</text:p>
          </table:table-cell>
        </table:table-row>
      </table:table>
      <text:p text:style-name="P1"><text:span text:style-name="Source_20_Text">@Scope("prototype")</text:span></text:p>
      <text:p text:style-name="P2"><text:span text:style-name="Source_20_Text">@Component</text:span></text:p>
      <text:p text:style-name="Horizontal_20_Line"/>
      <text:h text:style-name="Heading_20_2" text:outline-level="2"><text:soft-page-break/>1️⃣2️⃣ Bean Lifecycle (INTERVIEW GOLD 🥇)</text:h>
      <text:h text:style-name="Heading_20_3" text:outline-level="3">Lifecycle Flow</text:h>
      <text:list xml:id="list1617412583" text:style-name="L5">
        <text:list-item>
          <text:p text:style-name="P7">Bean instantiated</text:p>
        </text:list-item>
        <text:list-item>
          <text:p text:style-name="P7">Dependencies injected</text:p>
        </text:list-item>
        <text:list-item>
          <text:p text:style-name="P7"><text:span text:style-name="Source_20_Text">@PostConstruct</text:span></text:p>
        </text:list-item>
        <text:list-item>
          <text:p text:style-name="P7">Bean ready</text:p>
        </text:list-item>
        <text:list-item>
          <text:p text:style-name="P7"><text:span text:style-name="Source_20_Text">@PreDestroy</text:span></text:p>
        </text:list-item>
        <text:list-item>
          <text:p text:style-name="P7">Bean destroyed</text:p>
        </text:list-item>
      </text:list>
      <text:p text:style-name="P1"><text:span text:style-name="Source_20_Text">@PostConstruct</text:span></text:p>
      <text:p text:style-name="P1"><text:span text:style-name="Source_20_Text">void init() {}</text:span></text:p>
      <text:p text:style-name="P1"/>
      <text:p text:style-name="P1"><text:span text:style-name="Source_20_Text">@PreDestroy</text:span></text:p>
      <text:p text:style-name="P2"><text:span text:style-name="Source_20_Text">void destroy() {}</text:span></text:p>
      <text:p text:style-name="Horizontal_20_Line"/>
      <text:h text:style-name="Heading_20_2" text:outline-level="2">1️⃣3️⃣ @Autowired (Dependency Resolution)</text:h>
      <text:p text:style-name="Text_20_body">Spring resolves dependency by:</text:p>
      <text:list xml:id="list897086839" text:style-name="L6">
        <text:list-item>
          <text:p text:style-name="P8"><text:span text:style-name="Strong_20_Emphasis">Type</text:span></text:p>
        </text:list-item>
        <text:list-item>
          <text:p text:style-name="P8"><text:span text:style-name="Strong_20_Emphasis">@Qualifier</text:span></text:p>
        </text:list-item>
        <text:list-item>
          <text:p text:style-name="P8"><text:span text:style-name="Strong_20_Emphasis">@Primary</text:span></text:p>
        </text:list-item>
      </text:list>
      <text:h text:style-name="Heading_20_3" text:outline-level="3">Example</text:h>
      <text:p text:style-name="P1"><text:span text:style-name="Source_20_Text">@Autowired</text:span></text:p>
      <text:p text:style-name="P1"><text:span text:style-name="Source_20_Text">@Qualifier("upiPaymentService")</text:span></text:p>
      <text:p text:style-name="P2"><text:span text:style-name="Source_20_Text">private PaymentService paymentService;</text:span></text:p>
      <text:p text:style-name="Horizontal_20_Line"/>
      <text:h text:style-name="Heading_20_2" text:outline-level="2">1️⃣4️⃣ @Primary</text:h>
      <text:p text:style-name="P1"><text:span text:style-name="Source_20_Text">@Primary</text:span></text:p>
      <text:p text:style-name="P1"><text:span text:style-name="Source_20_Text">@Component</text:span></text:p>
      <text:p text:style-name="P2"><text:span text:style-name="Source_20_Text">class CardPaymentService implements PaymentService {}</text:span></text:p>
      <text:p text:style-name="Text_20_body">Used when <text:span text:style-name="Strong_20_Emphasis">multiple implementations exist</text:span></text:p>
      <text:p text:style-name="Horizontal_20_Line"/>
      <text:h text:style-name="Heading_20_2" text:outline-level="2">1️⃣5️⃣ Configuration Classes</text:h>
      <text:p text:style-name="P1"><text:span text:style-name="Source_20_Text">@Configuration</text:span></text:p>
      <text:p text:style-name="P2"><text:span text:style-name="Source_20_Text">public class AppConfig {}</text:span></text:p>
      <text:list xml:id="list3690899238" text:style-name="L7">
        <text:list-item>
          <text:p text:style-name="P9"><text:soft-page-break/>Replaces XML</text:p>
        </text:list-item>
        <text:list-item>
          <text:p text:style-name="P9">Contains <text:span text:style-name="Source_20_Text">@Bean</text:span> methods</text:p>
        </text:list-item>
        <text:list-item>
          <text:p text:style-name="P9">Loaded by Spring container</text:p>
        </text:list-item>
      </text:list>
      <text:p text:style-name="Horizontal_20_Line"/>
      <text:h text:style-name="Heading_20_2" text:outline-level="2">1️⃣6️⃣ XML vs Java Config vs Annotations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4.A1" office:value-type="string">
              <text:p text:style-name="Table_20_Heading">Style</text:p>
            </table:table-cell>
            <table:table-cell table:style-name="Table4.A1" office:value-type="string">
              <text:p text:style-name="Table_20_Heading">Status</text:p>
            </table:table-cell>
          </table:table-row>
        </table:table-header-rows>
        <table:table-row>
          <table:table-cell table:style-name="Table4.A1" office:value-type="string">
            <text:p text:style-name="Table_20_Contents">XML</text:p>
          </table:table-cell>
          <table:table-cell table:style-name="Table4.A1" office:value-type="string">
            <text:p text:style-name="Table_20_Contents">Legacy ❌</text:p>
          </table:table-cell>
        </table:table-row>
        <table:table-row>
          <table:table-cell table:style-name="Table4.A1" office:value-type="string">
            <text:p text:style-name="Table_20_Contents">Java Config</text:p>
          </table:table-cell>
          <table:table-cell table:style-name="Table4.A1" office:value-type="string">
            <text:p text:style-name="Table_20_Contents">Good</text:p>
          </table:table-cell>
        </table:table-row>
        <table:table-row>
          <table:table-cell table:style-name="Table4.A1" office:value-type="string">
            <text:p text:style-name="Table_20_Contents">Annotations</text:p>
          </table:table-cell>
          <table:table-cell table:style-name="Table4.A1" office:value-type="string">
            <text:p text:style-name="Table_20_Contents">BEST ✅</text:p>
          </table:table-cell>
        </table:table-row>
      </table:table>
      <text:p text:style-name="Horizontal_20_Line"/>
      <text:h text:style-name="Heading_20_2" text:outline-level="2">1️⃣7️⃣ Environment &amp; Properties</text:h>
      <text:p text:style-name="P1"><text:span text:style-name="Source_20_Text">@Value("${db.url}")</text:span></text:p>
      <text:p text:style-name="P2"><text:span text:style-name="Source_20_Text">private String dbUrl;</text:span></text:p>
      <text:p text:style-name="Text_20_body">Or better:</text:p>
      <text:p text:style-name="P1"><text:span text:style-name="Source_20_Text">@ConfigurationProperties(prefix="db")</text:span></text:p>
      <text:p text:style-name="P2"><text:span text:style-name="Source_20_Text">class DbProps {}</text:span></text:p>
      <text:p text:style-name="Text_20_body">Used heavily in Spring Boot.</text:p>
      <text:p text:style-name="Horizontal_20_Line"/>
      <text:h text:style-name="Heading_20_2" text:outline-level="2">1️⃣8️⃣ Spring Core vs Spring Boot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5.A1" office:value-type="string">
              <text:p text:style-name="Table_20_Heading">Spring Core</text:p>
            </table:table-cell>
            <table:table-cell table:style-name="Table5.A1" office:value-type="string">
              <text:p text:style-name="Table_20_Heading">Spring Boot</text:p>
            </table:table-cell>
          </table:table-row>
        </table:table-header-rows>
        <table:table-row>
          <table:table-cell table:style-name="Table5.A1" office:value-type="string">
            <text:p text:style-name="Table_20_Contents">Manual config</text:p>
          </table:table-cell>
          <table:table-cell table:style-name="Table5.A1" office:value-type="string">
            <text:p text:style-name="Table_20_Contents">Auto config</text:p>
          </table:table-cell>
        </table:table-row>
        <table:table-row>
          <table:table-cell table:style-name="Table5.A1" office:value-type="string">
            <text:p text:style-name="Table_20_Contents">Verbose</text:p>
          </table:table-cell>
          <table:table-cell table:style-name="Table5.A1" office:value-type="string">
            <text:p text:style-name="Table_20_Contents">Minimal</text:p>
          </table:table-cell>
        </table:table-row>
        <table:table-row>
          <table:table-cell table:style-name="Table5.A1" office:value-type="string">
            <text:p text:style-name="Table_20_Contents">Learning foundation</text:p>
          </table:table-cell>
          <table:table-cell table:style-name="Table5.A1" office:value-type="string">
            <text:p text:style-name="Table_20_Contents">Productivity</text:p>
          </table:table-cell>
        </table:table-row>
      </table:table>
      <text:p text:style-name="Text_20_body">📌 <text:span text:style-name="Strong_20_Emphasis">Boot uses Core internally</text:span></text:p>
      <text:p text:style-name="Horizontal_20_Line"/>
      <text:h text:style-name="Heading_20_2" text:outline-level="2">1️⃣9️⃣ Common Spring Core Mistakes</text:h>
      <text:p text:style-name="Text_20_body">❌ Field injection<text:line-break/>❌ Using <text:span text:style-name="Source_20_Text">new</text:span> inside beans<text:line-break/>❌ Circular dependencies<text:line-break/>❌ Too many beans in one package<text:line-break/>❌ Ignoring scopes</text:p>
      <text:p text:style-name="Horizontal_20_Line"/>
      <text:h text:style-name="Heading_20_2" text:outline-level="2"><text:soft-page-break/>2️⃣0️⃣ Mental Model (VERY IMPORTANT)</text:h>
      <text:p text:style-name="Text_20_body">Think like this:</text:p>
      <text:list xml:id="list3019290944" text:style-name="L8">
        <text:list-item>
          <text:p text:style-name="P10">Spring = <text:span text:style-name="Strong_20_Emphasis">Object Factory</text:span></text:p>
        </text:list-item>
        <text:list-item>
          <text:p text:style-name="P10">Beans = <text:span text:style-name="Strong_20_Emphasis">Managed objects</text:span></text:p>
        </text:list-item>
        <text:list-item>
          <text:p text:style-name="P10">DI = <text:span text:style-name="Strong_20_Emphasis">Constructor wiring</text:span></text:p>
        </text:list-item>
        <text:list-item>
          <text:p text:style-name="P10">Container = <text:span text:style-name="Strong_20_Emphasis">Lifecycle manager</text:span></text:p>
        </text:list-item>
      </text:list>
      <text:p text:style-name="Text_20_body">If this clicks → Spring becomes natural.</text:p>
      <text:p text:style-name="Horizontal_20_Line"/>
      <text:h text:style-name="Heading_20_2" text:outline-level="2">🔥 One-Page Revision Summary</text:h>
      <text:list xml:id="list113826180" text:style-name="L9">
        <text:list-item>
          <text:p text:style-name="P11">IoC → Spring controls object creation</text:p>
        </text:list-item>
        <text:list-item>
          <text:p text:style-name="P11">DI → Spring injects dependencies</text:p>
        </text:list-item>
        <text:list-item>
          <text:p text:style-name="P11">Beans → Objects managed by Spring</text:p>
        </text:list-item>
        <text:list-item>
          <text:p text:style-name="P11">Container → ApplicationContext</text:p>
        </text:list-item>
        <text:list-item>
          <text:p text:style-name="P11">Constructor injection → BEST</text:p>
        </text:list-item>
        <text:list-item>
          <text:p text:style-name="P11">Singleton → Default scope</text:p>
        </text:list-item>
        <text:list-item>
          <text:p text:style-name="P11">Annotations → Preferred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4T20:03:18.996970443</meta:creation-date>
    <dc:date>2026-01-24T20:04:12.924254332</dc:date>
    <meta:editing-duration>PT55S</meta:editing-duration>
    <meta:editing-cycles>1</meta:editing-cycles>
    <meta:document-statistic meta:table-count="5" meta:image-count="0" meta:object-count="0" meta:page-count="7" meta:paragraph-count="195" meta:word-count="673" meta:character-count="4412" meta:non-whitespace-character-count="3919"/>
    <meta:generator>LibreOffice/7.3.7.2$Linux_X86_64 LibreOffice_project/30$Build-2</meta:generator>
  </office:meta>
</office:document-meta>
</file>